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5.900267mm" fo:page-width="31.80637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6b6f57" draw:opacity="100.0%" draw:stroke="none"/>
    </style:style>
    <style:style style:family="graphic" style:name="style-3">
      <style:graphic-properties draw:fill="solid" draw:fill-color="#8a9da5" draw:opacity="100.0%" draw:stroke="none"/>
    </style:style>
    <style:style style:family="graphic" style:name="style-4">
      <style:graphic-properties draw:fill="solid" draw:fill-color="#2e3436" draw:opacity="100.0%" draw:stroke="none"/>
    </style:style>
    <style:style style:family="graphic" style:name="style-5">
      <style:graphic-properties draw:fill="solid" draw:fill-color="#2e3436" draw:opacity="100.0%" draw:stroke="none"/>
    </style:style>
    <style:style style:family="graphic" style:name="style-6">
      <style:graphic-properties draw:fill="solid" draw:fill-color="#2e3436" draw:opacity="100.0%" draw:stroke="none"/>
    </style:style>
    <style:style style:family="graphic" style:name="style-7">
      <style:graphic-properties draw:fill="solid" draw:fill-color="#2e3436" draw:opacity="100.0%" draw:stroke="none"/>
    </style:style>
    <style:style style:family="graphic" style:name="style-8">
      <style:graphic-properties draw:fill="solid" draw:fill-color="#eeeeec" draw:opacity="100.0%" draw:stroke="none"/>
    </style:style>
    <style:style style:family="graphic" style:name="style-9">
      <style:graphic-properties draw:fill="solid" draw:fill-color="#eeeeec" draw:opacity="100.0%" draw:stroke="none"/>
    </style:style>
    <style:style style:family="graphic" style:name="style-10">
      <style:graphic-properties draw:fill="solid" draw:fill-color="#6b6f57" draw:opacity="100.0%" draw:stroke="none"/>
    </style:style>
    <style:style style:family="graphic" style:name="style-11">
      <style:graphic-properties draw:fill="solid" draw:fill-color="#8a9da5" draw:opacity="100.0%" draw:stroke="none"/>
    </style:style>
    <style:style style:family="graphic" style:name="style-12">
      <style:graphic-properties draw:fill="solid" draw:fill-color="#2e3436" draw:opacity="100.0%" draw:stroke="none"/>
    </style:style>
    <style:style style:family="graphic" style:name="style-13">
      <style:graphic-properties draw:fill="solid" draw:fill-color="#2e3436" draw:opacity="100.0%" draw:stroke="none"/>
    </style:style>
    <style:style style:family="graphic" style:name="style-14">
      <style:graphic-properties draw:fill="solid" draw:fill-color="#2e3436" draw:opacity="100.0%" draw:stroke="none"/>
    </style:style>
    <style:style style:family="graphic" style:name="style-15">
      <style:graphic-properties draw:fill="solid" draw:fill-color="#2e3436" draw:opacity="100.0%" draw:stroke="none"/>
    </style:style>
    <style:style style:family="graphic" style:name="style-16">
      <style:graphic-properties draw:fill="solid" draw:fill-color="#eeeeec" draw:opacity="100.0%" draw:stroke="none"/>
    </style:style>
    <style:style style:family="graphic" style:name="style-17">
      <style:graphic-properties draw:fill="solid" draw:fill-color="#eeeeec" draw:opacity="100.0%" draw:stroke="none"/>
    </style:style>
    <style:style style:family="graphic" style:name="style-18">
      <style:graphic-properties draw:fill="solid" draw:fill-color="#6b6f57" draw:opacity="100.0%" draw:stroke="none"/>
    </style:style>
    <style:style style:family="graphic" style:name="style-19">
      <style:graphic-properties draw:fill="solid" draw:fill-color="#8a9da5" draw:opacity="100.0%" draw:stroke="none"/>
    </style:style>
    <style:style style:family="graphic" style:name="style-20">
      <style:graphic-properties draw:fill="solid" draw:fill-color="#2e3436" draw:opacity="100.0%" draw:stroke="none"/>
    </style:style>
    <style:style style:family="graphic" style:name="style-21">
      <style:graphic-properties draw:fill="solid" draw:fill-color="#2e3436" draw:opacity="100.0%" draw:stroke="none"/>
    </style:style>
    <style:style style:family="graphic" style:name="style-22">
      <style:graphic-properties draw:fill="solid" draw:fill-color="#2e3436" draw:opacity="100.0%" draw:stroke="none"/>
    </style:style>
    <style:style style:family="graphic" style:name="style-23">
      <style:graphic-properties draw:fill="solid" draw:fill-color="#2e3436" draw:opacity="100.0%" draw:stroke="none"/>
    </style:style>
    <style:style style:family="graphic" style:name="style-24">
      <style:graphic-properties draw:fill="solid" draw:fill-color="#eeeeec" draw:opacity="100.0%" draw:stroke="none"/>
    </style:style>
    <style:style style:family="graphic" style:name="style-25">
      <style:graphic-properties draw:fill="solid" draw:fill-color="#eeeeec" draw:opacity="100.0%" draw:stroke="none"/>
    </style:style>
    <style:style style:family="graphic" style:name="style-26">
      <style:graphic-properties draw:fill="solid" draw:fill-color="#6b6f57" draw:opacity="100.0%" draw:stroke="none"/>
    </style:style>
    <style:style style:family="graphic" style:name="style-27">
      <style:graphic-properties draw:fill="solid" draw:fill-color="#8a9da5" draw:opacity="100.0%" draw:stroke="none"/>
    </style:style>
    <style:style style:family="graphic" style:name="style-28">
      <style:graphic-properties draw:fill="solid" draw:fill-color="#2e3436" draw:opacity="100.0%" draw:stroke="none"/>
    </style:style>
    <style:style style:family="graphic" style:name="style-29">
      <style:graphic-properties draw:fill="solid" draw:fill-color="#2e3436" draw:opacity="100.0%" draw:stroke="none"/>
    </style:style>
    <style:style style:family="graphic" style:name="style-30">
      <style:graphic-properties draw:fill="solid" draw:fill-color="#2e3436" draw:opacity="100.0%" draw:stroke="none"/>
    </style:style>
    <style:style style:family="graphic" style:name="style-31">
      <style:graphic-properties draw:fill="solid" draw:fill-color="#2e3436" draw:opacity="100.0%" draw:stroke="none"/>
    </style:style>
    <style:style style:family="graphic" style:name="style-32">
      <style:graphic-properties draw:fill="solid" draw:fill-color="#eeeeec" draw:opacity="100.0%" draw:stroke="none"/>
    </style:style>
    <style:style style:family="graphic" style:name="style-33">
      <style:graphic-properties draw:fill="solid" draw:fill-color="#eeeeec" draw:opacity="100.0%" draw:stroke="none"/>
    </style:style>
    <style:style style:family="graphic" style:name="style-34">
      <style:graphic-properties draw:fill="solid" draw:fill-color="#6b6f57" draw:opacity="100.0%" draw:stroke="none"/>
    </style:style>
    <style:style style:family="graphic" style:name="style-35">
      <style:graphic-properties draw:fill="solid" draw:fill-color="#8a9da5" draw:opacity="100.0%" draw:stroke="none"/>
    </style:style>
    <style:style style:family="graphic" style:name="style-36">
      <style:graphic-properties draw:fill="solid" draw:fill-color="#2e3436" draw:opacity="100.0%" draw:stroke="none"/>
    </style:style>
    <style:style style:family="graphic" style:name="style-37">
      <style:graphic-properties draw:fill="solid" draw:fill-color="#2e3436" draw:opacity="100.0%" draw:stroke="none"/>
    </style:style>
    <style:style style:family="graphic" style:name="style-38">
      <style:graphic-properties draw:fill="solid" draw:fill-color="#2e3436" draw:opacity="100.0%" draw:stroke="none"/>
    </style:style>
    <style:style style:family="graphic" style:name="style-39">
      <style:graphic-properties draw:fill="solid" draw:fill-color="#2e3436" draw:opacity="100.0%" draw:stroke="none"/>
    </style:style>
    <style:style style:family="graphic" style:name="style-40">
      <style:graphic-properties draw:fill="solid" draw:fill-color="#eeeeec" draw:opacity="100.0%" draw:stroke="none"/>
    </style:style>
    <style:style style:family="graphic" style:name="style-41">
      <style:graphic-properties draw:fill="solid" draw:fill-color="#eeeeec" draw:opacity="100.0%" draw:stroke="none"/>
    </style:style>
    <style:style style:family="graphic" style:name="style-42">
      <style:graphic-properties draw:fill="solid" draw:fill-color="#6b6f57" draw:opacity="100.0%" draw:stroke="none"/>
    </style:style>
    <style:style style:family="graphic" style:name="style-43">
      <style:graphic-properties draw:fill="solid" draw:fill-color="#8a9da5" draw:opacity="100.0%" draw:stroke="none"/>
    </style:style>
    <style:style style:family="graphic" style:name="style-44">
      <style:graphic-properties draw:fill="solid" draw:fill-color="#2e3436" draw:opacity="100.0%" draw:stroke="none"/>
    </style:style>
    <style:style style:family="graphic" style:name="style-45">
      <style:graphic-properties draw:fill="solid" draw:fill-color="#2e3436" draw:opacity="100.0%" draw:stroke="none"/>
    </style:style>
    <style:style style:family="graphic" style:name="style-46">
      <style:graphic-properties draw:fill="solid" draw:fill-color="#2e3436" draw:opacity="100.0%" draw:stroke="none"/>
    </style:style>
    <style:style style:family="graphic" style:name="style-47">
      <style:graphic-properties draw:fill="solid" draw:fill-color="#2e3436" draw:opacity="100.0%" draw:stroke="none"/>
    </style:style>
    <style:style style:family="graphic" style:name="style-48">
      <style:graphic-properties draw:fill="solid" draw:fill-color="#eeeeec" draw:opacity="100.0%" draw:stroke="none"/>
    </style:style>
    <style:style style:family="graphic" style:name="style-49">
      <style:graphic-properties draw:fill="solid" draw:fill-color="#eeeeec" draw:opacity="100.0%" draw:stroke="none"/>
    </style:style>
    <style:style style:family="graphic" style:name="style-50">
      <style:graphic-properties draw:fill="solid" draw:fill-color="#6b6f57" draw:opacity="100.0%" draw:stroke="none"/>
    </style:style>
    <style:style style:family="graphic" style:name="style-51">
      <style:graphic-properties draw:fill="solid" draw:fill-color="#8a9da5" draw:opacity="100.0%" draw:stroke="none"/>
    </style:style>
    <style:style style:family="graphic" style:name="style-52">
      <style:graphic-properties draw:fill="solid" draw:fill-color="#2e3436" draw:opacity="100.0%" draw:stroke="none"/>
    </style:style>
    <style:style style:family="graphic" style:name="style-53">
      <style:graphic-properties draw:fill="solid" draw:fill-color="#2e3436" draw:opacity="100.0%" draw:stroke="none"/>
    </style:style>
    <style:style style:family="graphic" style:name="style-54">
      <style:graphic-properties draw:fill="solid" draw:fill-color="#2e3436" draw:opacity="100.0%" draw:stroke="none"/>
    </style:style>
    <style:style style:family="graphic" style:name="style-55">
      <style:graphic-properties draw:fill="solid" draw:fill-color="#2e3436" draw:opacity="100.0%" draw:stroke="none"/>
    </style:style>
    <style:style style:family="graphic" style:name="style-56">
      <style:graphic-properties draw:fill="solid" draw:fill-color="#eeeeec" draw:opacity="100.0%" draw:stroke="none"/>
    </style:style>
    <style:style style:family="graphic" style:name="style-57">
      <style:graphic-properties draw:fill="solid" draw:fill-color="#eeeeec" draw:opacity="100.0%" draw:stroke="none"/>
    </style:style>
    <style:style style:family="graphic" style:name="style-58">
      <style:graphic-properties draw:fill="solid" draw:fill-color="#6b6f57" draw:opacity="100.0%" draw:stroke="none"/>
    </style:style>
    <style:style style:family="graphic" style:name="style-59">
      <style:graphic-properties draw:fill="solid" draw:fill-color="#8a9da5" draw:opacity="100.0%" draw:stroke="none"/>
    </style:style>
    <style:style style:family="graphic" style:name="style-60">
      <style:graphic-properties draw:fill="solid" draw:fill-color="#2e3436" draw:opacity="100.0%" draw:stroke="none"/>
    </style:style>
    <style:style style:family="graphic" style:name="style-61">
      <style:graphic-properties draw:fill="solid" draw:fill-color="#2e3436" draw:opacity="100.0%" draw:stroke="none"/>
    </style:style>
    <style:style style:family="graphic" style:name="style-62">
      <style:graphic-properties draw:fill="solid" draw:fill-color="#2e3436" draw:opacity="100.0%" draw:stroke="none"/>
    </style:style>
    <style:style style:family="graphic" style:name="style-63">
      <style:graphic-properties draw:fill="solid" draw:fill-color="#2e3436" draw:opacity="100.0%" draw:stroke="none"/>
    </style:style>
    <style:style style:family="graphic" style:name="style-64">
      <style:graphic-properties draw:fill="solid" draw:fill-color="#eeeeec" draw:opacity="100.0%" draw:stroke="none"/>
    </style:style>
    <style:style style:family="graphic" style:name="style-65">
      <style:graphic-properties draw:fill="solid" draw:fill-color="#eeeeec" draw:opacity="100.0%" draw:stroke="none"/>
    </style:style>
    <style:style style:family="graphic" style:name="style-66">
      <style:graphic-properties draw:fill="solid" draw:fill-color="#6b6f57" draw:opacity="100.0%" draw:stroke="none"/>
    </style:style>
    <style:style style:family="graphic" style:name="style-67">
      <style:graphic-properties draw:fill="solid" draw:fill-color="#8a9da5" draw:opacity="100.0%" draw:stroke="none"/>
    </style:style>
    <style:style style:family="graphic" style:name="style-68">
      <style:graphic-properties draw:fill="solid" draw:fill-color="#2e3436" draw:opacity="100.0%" draw:stroke="none"/>
    </style:style>
    <style:style style:family="graphic" style:name="style-69">
      <style:graphic-properties draw:fill="solid" draw:fill-color="#2e3436" draw:opacity="100.0%" draw:stroke="none"/>
    </style:style>
    <style:style style:family="graphic" style:name="style-70">
      <style:graphic-properties draw:fill="solid" draw:fill-color="#2e3436" draw:opacity="100.0%" draw:stroke="none"/>
    </style:style>
    <style:style style:family="graphic" style:name="style-71">
      <style:graphic-properties draw:fill="solid" draw:fill-color="#2e3436" draw:opacity="100.0%" draw:stroke="none"/>
    </style:style>
    <style:style style:family="graphic" style:name="style-72">
      <style:graphic-properties draw:fill="solid" draw:fill-color="#eeeeec" draw:opacity="100.0%" draw:stroke="none"/>
    </style:style>
    <style:style style:family="graphic" style:name="style-73">
      <style:graphic-properties draw:fill="solid" draw:fill-color="#eeeeec" draw:opacity="100.0%" draw:stroke="none"/>
    </style:style>
    <style:style style:family="graphic" style:name="style-74">
      <style:graphic-properties draw:fill="solid" draw:fill-color="#6b6f57" draw:opacity="100.0%" draw:stroke="none"/>
    </style:style>
    <style:style style:family="graphic" style:name="style-75">
      <style:graphic-properties draw:fill="solid" draw:fill-color="#8a9da5" draw:opacity="100.0%" draw:stroke="none"/>
    </style:style>
    <style:style style:family="graphic" style:name="style-76">
      <style:graphic-properties draw:fill="solid" draw:fill-color="#2e3436" draw:opacity="100.0%" draw:stroke="none"/>
    </style:style>
    <style:style style:family="graphic" style:name="style-77">
      <style:graphic-properties draw:fill="solid" draw:fill-color="#2e3436" draw:opacity="100.0%" draw:stroke="none"/>
    </style:style>
    <style:style style:family="graphic" style:name="style-78">
      <style:graphic-properties draw:fill="solid" draw:fill-color="#2e3436" draw:opacity="100.0%" draw:stroke="none"/>
    </style:style>
    <style:style style:family="graphic" style:name="style-79">
      <style:graphic-properties draw:fill="solid" draw:fill-color="#2e3436" draw:opacity="100.0%" draw:stroke="none"/>
    </style:style>
    <style:style style:family="graphic" style:name="style-80">
      <style:graphic-properties draw:fill="solid" draw:fill-color="#eeeeec" draw:opacity="100.0%" draw:stroke="none"/>
    </style:style>
    <style:style style:family="graphic" style:name="style-81">
      <style:graphic-properties draw:fill="solid" draw:fill-color="#eeeeec" draw:opacity="100.0%" draw:stroke="none"/>
    </style:style>
    <style:style style:family="graphic" style:name="style-82">
      <style:graphic-properties draw:fill="solid" draw:fill-color="#6b6f57" draw:opacity="100.0%" draw:stroke="none"/>
    </style:style>
    <style:style style:family="graphic" style:name="style-83">
      <style:graphic-properties draw:fill="solid" draw:fill-color="#8a9da5" draw:opacity="100.0%" draw:stroke="none"/>
    </style:style>
    <style:style style:family="graphic" style:name="style-84">
      <style:graphic-properties draw:fill="solid" draw:fill-color="#2e3436" draw:opacity="100.0%" draw:stroke="none"/>
    </style:style>
    <style:style style:family="graphic" style:name="style-85">
      <style:graphic-properties draw:fill="solid" draw:fill-color="#2e3436" draw:opacity="100.0%" draw:stroke="none"/>
    </style:style>
    <style:style style:family="graphic" style:name="style-86">
      <style:graphic-properties draw:fill="solid" draw:fill-color="#2e3436" draw:opacity="100.0%" draw:stroke="none"/>
    </style:style>
    <style:style style:family="graphic" style:name="style-87">
      <style:graphic-properties draw:fill="solid" draw:fill-color="#2e3436" draw:opacity="100.0%" draw:stroke="none"/>
    </style:style>
    <style:style style:family="graphic" style:name="style-88">
      <style:graphic-properties draw:fill="solid" draw:fill-color="#eeeeec" draw:opacity="100.0%" draw:stroke="none"/>
    </style:style>
    <style:style style:family="graphic" style:name="style-89">
      <style:graphic-properties draw:fill="solid" draw:fill-color="#eeeeec" draw:opacity="100.0%" draw:stroke="none"/>
    </style:style>
  </office:automatic-styles>
  <office:body>
    <office:drawing>
      <draw:page draw:master-page-name="Default" draw:name="page1" draw:style-name="DP1">
        <draw:g draw:id="svg10125">
          <draw:g draw:id="layer1">
            <draw:g draw:id="g3001">
              <draw:g draw:id="g28054">
                <draw:path svg:d="M 264.64307 0.0 L 0.0 132.29166 z" svg:height="1.3229166mm" draw:style-name="style-2" svg:viewBox="0.0 0.0 264.64307 132.29166" svg:width="2.6464307mm" svg:x="13.232064mm" svg:y="-2.4223325E-5mm"/>
                <draw:path svg:d="M 529.28455 0.0 L 0.0 264.5833 L 534.22125 531.69556 L 1063.5042 267.11224 L 529.28455 0.0 z" svg:height="5.3169556mm" draw:style-name="style-3" svg:viewBox="0.0 0.0 1063.5042 531.69556" svg:width="10.635041mm" svg:x="10.58565mm" svg:y="-2.4223325E-5mm"/>
                <draw:path svg:d="M 19.961636 0.0 L 549.1283 264.5833 L 529.28455 274.5052 L 0.0 9.921874 L 19.961636 0.0 z" svg:height="2.7450519mm" draw:style-name="style-4" svg:viewBox="0.0 0.0 549.1283 274.5052" svg:width="5.491283mm" svg:x="13.232064mm" svg:y="1.2236736mm"/>
                <draw:path svg:d="M 19.961636 0.0 L 549.1283 264.5833 L 529.28455 274.5052 L 0.0 9.921874 L 19.961636 0.0 z" svg:height="2.7450519mm" draw:style-name="style-5" svg:viewBox="0.0 0.0 549.1283 274.5052" svg:width="5.491283mm" svg:x="10.58565mm" svg:y="2.5465903mm"/>
                <draw:path svg:d="M 19.961636 142.21353 L 284.4852 9.921874 L 264.64145 0.0 L 0.0 132.29166 L 19.961636 142.21353 z" svg:height="1.4221354mm" draw:style-name="style-6" svg:viewBox="0.0 0.0 284.4852 142.21353" svg:width="2.844852mm" svg:x="15.678879mm" svg:y="1.2236736mm"/>
                <draw:path svg:d="M 19.961636 142.21353 L 284.4852 9.921874 L 264.64145 0.0 L 0.0 132.29166 L 19.961636 142.21353 z" svg:height="1.4221354mm" draw:style-name="style-7" svg:viewBox="0.0 0.0 284.4852 142.21353" svg:width="2.844852mm" svg:x="15.678879mm" svg:y="3.8695068mm"/>
                <draw:path svg:d="M 19.961636 132.8601 L 266.3613 9.921874 L 246.51756 0.0 L 0.0 122.938225 L 19.961636 132.8601 z" svg:height="1.328601mm" draw:style-name="style-8" svg:viewBox="0.0 0.0 266.3613 132.8601" svg:width="2.663613mm" svg:x="15.678879mm" svg:y="1.1079184mm"/>
                <draw:path svg:d="M 19.961636 132.8601 L 266.3613 9.921874 L 246.51756 0.0 L 0.0 122.938225 L 19.961636 132.8601 z" svg:height="1.328601mm" draw:style-name="style-9" svg:viewBox="0.0 0.0 266.3613 132.8601" svg:width="2.663613mm" svg:x="15.678879mm" svg:y="3.7536871mm"/>
              </draw:g>
              <draw:g draw:id="g28644">
                <draw:path svg:d="M 264.64307 0.0 L 0.0 132.29166 z" svg:height="1.3229166mm" draw:style-name="style-10" svg:viewBox="0.0 0.0 264.64307 132.29166" svg:width="2.6464307mm" svg:x="7.9392395mm" svg:y="2.645809mm"/>
                <draw:path svg:d="M 529.28455 0.0 L 0.0 264.5833 L 534.22125 531.69556 L 1063.5042 267.11224 L 529.28455 0.0 z" svg:height="5.3169556mm" draw:style-name="style-11" svg:viewBox="0.0 0.0 1063.5042 531.69556" svg:width="10.635041mm" svg:x="5.292825mm" svg:y="2.645809mm"/>
                <draw:path svg:d="M 19.961636 0.0 L 549.1283 264.5833 L 529.28455 274.5052 L 0.0 9.921874 L 19.961636 0.0 z" svg:height="2.7450519mm" draw:style-name="style-12" svg:viewBox="0.0 0.0 549.1283 274.5052" svg:width="5.491283mm" svg:x="7.9392395mm" svg:y="3.8695068mm"/>
                <draw:path svg:d="M 19.961636 0.0 L 549.1283 264.5833 L 529.28455 274.5052 L 0.0 9.921874 L 19.961636 0.0 z" svg:height="2.7450519mm" draw:style-name="style-13" svg:viewBox="0.0 0.0 549.1283 274.5052" svg:width="5.491283mm" svg:x="5.292825mm" svg:y="5.1924233mm"/>
                <draw:path svg:d="M 19.961636 142.21353 L 284.4852 9.921874 L 264.64145 0.0 L 0.0 132.29166 L 19.961636 142.21353 z" svg:height="1.4221354mm" draw:style-name="style-14" svg:viewBox="0.0 0.0 284.4852 142.21353" svg:width="2.844852mm" svg:x="10.386054mm" svg:y="3.8695068mm"/>
                <draw:path svg:d="M 19.961636 142.21353 L 284.4852 9.921874 L 264.64145 0.0 L 0.0 132.29166 L 19.961636 142.21353 z" svg:height="1.4221354mm" draw:style-name="style-15" svg:viewBox="0.0 0.0 284.4852 142.21353" svg:width="2.844852mm" svg:x="10.386054mm" svg:y="6.51534mm"/>
                <draw:path svg:d="M 19.961636 132.8601 L 266.3613 9.921874 L 246.51756 0.0 L 0.0 122.938225 L 19.961636 132.8601 z" svg:height="1.328601mm" draw:style-name="style-16" svg:viewBox="0.0 0.0 266.3613 132.8601" svg:width="2.663613mm" svg:x="10.386054mm" svg:y="3.7537515mm"/>
                <draw:path svg:d="M 19.961636 132.8601 L 266.3613 9.921874 L 246.51756 0.0 L 0.0 122.938225 L 19.961636 132.8601 z" svg:height="1.328601mm" draw:style-name="style-17" svg:viewBox="0.0 0.0 266.3613 132.8601" svg:width="2.663613mm" svg:x="10.386054mm" svg:y="6.3995204mm"/>
              </draw:g>
              <draw:g draw:id="g28662">
                <draw:path svg:d="M 264.64307 0.0 L 0.0 132.29166 z" svg:height="1.3229166mm" draw:style-name="style-18" svg:viewBox="0.0 0.0 264.64307 132.29166" svg:width="2.6464307mm" svg:x="2.6464064mm" svg:y="5.291642mm"/>
                <draw:path svg:d="M 529.28455 0.0 L 0.0 264.5833 L 534.22125 531.69556 L 1063.5042 267.11224 L 529.28455 0.0 z" svg:height="5.3169556mm" draw:style-name="style-19" svg:viewBox="0.0 0.0 1063.5042 531.69556" svg:width="10.635041mm" svg:x="-8.074442E-6mm" svg:y="5.291642mm"/>
                <draw:path svg:d="M 19.961636 0.0 L 549.1283 264.5833 L 529.28455 274.5052 L 0.0 9.921874 L 19.961636 0.0 z" svg:height="2.7450519mm" draw:style-name="style-20" svg:viewBox="0.0 0.0 549.1283 274.5052" svg:width="5.491283mm" svg:x="2.6464064mm" svg:y="6.51534mm"/>
                <draw:path svg:d="M 19.961636 0.0 L 549.1283 264.5833 L 529.28455 274.5052 L 0.0 9.921874 L 19.961636 0.0 z" svg:height="2.7450519mm" draw:style-name="style-21" svg:viewBox="0.0 0.0 549.1283 274.5052" svg:width="5.491283mm" svg:x="-8.074442E-6mm" svg:y="7.838257mm"/>
                <draw:path svg:d="M 19.961636 142.21353 L 284.4852 9.921874 L 264.64145 0.0 L 0.0 132.29166 L 19.961636 142.21353 z" svg:height="1.4221354mm" draw:style-name="style-22" svg:viewBox="0.0 0.0 284.4852 142.21353" svg:width="2.844852mm" svg:x="5.0932207mm" svg:y="6.51534mm"/>
                <draw:path svg:d="M 19.961636 142.21353 L 284.4852 9.921874 L 264.64145 0.0 L 0.0 132.29166 L 19.961636 142.21353 z" svg:height="1.4221354mm" draw:style-name="style-23" svg:viewBox="0.0 0.0 284.4852 142.21353" svg:width="2.844852mm" svg:x="5.0932207mm" svg:y="9.161173mm"/>
                <draw:path svg:d="M 19.961636 132.8601 L 266.3613 9.921874 L 246.51756 0.0 L 0.0 122.938225 L 19.961636 132.8601 z" svg:height="1.328601mm" draw:style-name="style-24" svg:viewBox="0.0 0.0 266.3613 132.8601" svg:width="2.663613mm" svg:x="5.0932207mm" svg:y="6.399585mm"/>
                <draw:path svg:d="M 19.961636 132.8601 L 266.3613 9.921874 L 246.51756 0.0 L 0.0 122.938225 L 19.961636 132.8601 z" svg:height="1.328601mm" draw:style-name="style-25" svg:viewBox="0.0 0.0 266.3613 132.8601" svg:width="2.663613mm" svg:x="5.0932207mm" svg:y="9.045354mm"/>
              </draw:g>
              <draw:g draw:id="g28680">
                <draw:path svg:d="M 264.64307 0.0 L 0.0 132.29166 z" svg:height="1.3229166mm" draw:style-name="style-26" svg:viewBox="0.0 0.0 264.64307 132.29166" svg:width="2.6464307mm" svg:x="18.524902mm" svg:y="2.645809mm"/>
                <draw:path svg:d="M 529.28455 0.0 L 0.0 264.5833 L 534.22125 531.69556 L 1063.5042 267.11224 L 529.28455 0.0 z" svg:height="5.3169556mm" draw:style-name="style-27" svg:viewBox="0.0 0.0 1063.5042 531.69556" svg:width="10.635041mm" svg:x="15.878488mm" svg:y="2.645809mm"/>
                <draw:path svg:d="M 19.961636 0.0 L 549.1283 264.5833 L 529.28455 274.5052 L 0.0 9.921874 L 19.961636 0.0 z" svg:height="2.7450519mm" draw:style-name="style-28" svg:viewBox="0.0 0.0 549.1283 274.5052" svg:width="5.491283mm" svg:x="18.524902mm" svg:y="3.8695068mm"/>
                <draw:path svg:d="M 19.961636 0.0 L 549.1283 264.5833 L 529.28455 274.5052 L 0.0 9.921874 L 19.961636 0.0 z" svg:height="2.7450519mm" draw:style-name="style-29" svg:viewBox="0.0 0.0 549.1283 274.5052" svg:width="5.491283mm" svg:x="15.878488mm" svg:y="5.1924233mm"/>
                <draw:path svg:d="M 19.961636 142.21353 L 284.4852 9.921874 L 264.64145 0.0 L 0.0 132.29166 L 19.961636 142.21353 z" svg:height="1.4221354mm" draw:style-name="style-30" svg:viewBox="0.0 0.0 284.4852 142.21353" svg:width="2.844852mm" svg:x="20.971716mm" svg:y="3.8695068mm"/>
                <draw:path svg:d="M 19.961636 142.21353 L 284.4852 9.921874 L 264.64145 0.0 L 0.0 132.29166 L 19.961636 142.21353 z" svg:height="1.4221354mm" draw:style-name="style-31" svg:viewBox="0.0 0.0 284.4852 142.21353" svg:width="2.844852mm" svg:x="20.971716mm" svg:y="6.51534mm"/>
                <draw:path svg:d="M 19.961636 132.8601 L 266.3613 9.921874 L 246.51756 0.0 L 0.0 122.938225 L 19.961636 132.8601 z" svg:height="1.328601mm" draw:style-name="style-32" svg:viewBox="0.0 0.0 266.3613 132.8601" svg:width="2.663613mm" svg:x="20.971716mm" svg:y="3.7537515mm"/>
                <draw:path svg:d="M 19.961636 132.8601 L 266.3613 9.921874 L 246.51756 0.0 L 0.0 122.938225 L 19.961636 132.8601 z" svg:height="1.328601mm" draw:style-name="style-33" svg:viewBox="0.0 0.0 266.3613 132.8601" svg:width="2.663613mm" svg:x="20.971716mm" svg:y="6.3995204mm"/>
              </draw:g>
              <draw:g draw:id="g28698">
                <draw:path svg:d="M 264.64307 0.0 L 0.0 132.29166 z" svg:height="1.3229166mm" draw:style-name="style-34" svg:viewBox="0.0 0.0 264.64307 132.29166" svg:width="2.6464307mm" svg:x="13.232064mm" svg:y="5.291642mm"/>
                <draw:path svg:d="M 529.28455 0.0 L 0.0 264.5833 L 534.22125 531.69556 L 1063.5042 267.11224 L 529.28455 0.0 z" svg:height="5.3169556mm" draw:style-name="style-35" svg:viewBox="0.0 0.0 1063.5042 531.69556" svg:width="10.635041mm" svg:x="10.58565mm" svg:y="5.291642mm"/>
                <draw:path svg:d="M 19.961636 0.0 L 549.1283 264.5833 L 529.28455 274.5052 L 0.0 9.921874 L 19.961636 0.0 z" svg:height="2.7450519mm" draw:style-name="style-36" svg:viewBox="0.0 0.0 549.1283 274.5052" svg:width="5.491283mm" svg:x="13.232064mm" svg:y="6.51534mm"/>
                <draw:path svg:d="M 19.961636 0.0 L 549.1283 264.5833 L 529.28455 274.5052 L 0.0 9.921874 L 19.961636 0.0 z" svg:height="2.7450519mm" draw:style-name="style-37" svg:viewBox="0.0 0.0 549.1283 274.5052" svg:width="5.491283mm" svg:x="10.58565mm" svg:y="7.838257mm"/>
                <draw:path svg:d="M 19.961636 142.21353 L 284.4852 9.921874 L 264.64145 0.0 L 0.0 132.29166 L 19.961636 142.21353 z" svg:height="1.4221354mm" draw:style-name="style-38" svg:viewBox="0.0 0.0 284.4852 142.21353" svg:width="2.844852mm" svg:x="15.678879mm" svg:y="6.51534mm"/>
                <draw:path svg:d="M 19.961636 142.21353 L 284.4852 9.921874 L 264.64145 0.0 L 0.0 132.29166 L 19.961636 142.21353 z" svg:height="1.4221354mm" draw:style-name="style-39" svg:viewBox="0.0 0.0 284.4852 142.21353" svg:width="2.844852mm" svg:x="15.678879mm" svg:y="9.161173mm"/>
                <draw:path svg:d="M 19.961636 132.8601 L 266.3613 9.921874 L 246.51756 0.0 L 0.0 122.938225 L 19.961636 132.8601 z" svg:height="1.328601mm" draw:style-name="style-40" svg:viewBox="0.0 0.0 266.3613 132.8601" svg:width="2.663613mm" svg:x="15.678879mm" svg:y="6.399585mm"/>
                <draw:path svg:d="M 19.961636 132.8601 L 266.3613 9.921874 L 246.51756 0.0 L 0.0 122.938225 L 19.961636 132.8601 z" svg:height="1.328601mm" draw:style-name="style-41" svg:viewBox="0.0 0.0 266.3613 132.8601" svg:width="2.663613mm" svg:x="15.678879mm" svg:y="9.045354mm"/>
              </draw:g>
              <draw:g draw:id="g28716">
                <draw:path svg:d="M 264.64307 0.0 L 0.0 132.29166 z" svg:height="1.3229166mm" draw:style-name="style-42" svg:viewBox="0.0 0.0 264.64307 132.29166" svg:width="2.6464307mm" svg:x="7.9392395mm" svg:y="7.937475mm"/>
                <draw:path svg:d="M 529.28455 0.0 L 0.0 264.5833 L 534.22125 531.69556 L 1063.5042 267.11224 L 529.28455 0.0 z" svg:height="5.3169556mm" draw:style-name="style-43" svg:viewBox="0.0 0.0 1063.5042 531.69556" svg:width="10.635041mm" svg:x="5.292825mm" svg:y="7.937475mm"/>
                <draw:path svg:d="M 19.961636 0.0 L 549.1283 264.5833 L 529.28455 274.5052 L 0.0 9.921874 L 19.961636 0.0 z" svg:height="2.7450519mm" draw:style-name="style-44" svg:viewBox="0.0 0.0 549.1283 274.5052" svg:width="5.491283mm" svg:x="7.9392395mm" svg:y="9.161173mm"/>
                <draw:path svg:d="M 19.961636 0.0 L 549.1283 264.5833 L 529.28455 274.5052 L 0.0 9.921874 L 19.961636 0.0 z" svg:height="2.7450519mm" draw:style-name="style-45" svg:viewBox="0.0 0.0 549.1283 274.5052" svg:width="5.491283mm" svg:x="5.292825mm" svg:y="10.48409mm"/>
                <draw:path svg:d="M 19.961636 142.21353 L 284.4852 9.921874 L 264.64145 0.0 L 0.0 132.29166 L 19.961636 142.21353 z" svg:height="1.4221354mm" draw:style-name="style-46" svg:viewBox="0.0 0.0 284.4852 142.21353" svg:width="2.844852mm" svg:x="10.386054mm" svg:y="9.161173mm"/>
                <draw:path svg:d="M 19.961636 142.21353 L 284.4852 9.921874 L 264.64145 0.0 L 0.0 132.29166 L 19.961636 142.21353 z" svg:height="1.4221354mm" draw:style-name="style-47" svg:viewBox="0.0 0.0 284.4852 142.21353" svg:width="2.844852mm" svg:x="10.386054mm" svg:y="11.807007mm"/>
                <draw:path svg:d="M 19.961636 132.8601 L 266.3613 9.921874 L 246.51756 0.0 L 0.0 122.938225 L 19.961636 132.8601 z" svg:height="1.328601mm" draw:style-name="style-48" svg:viewBox="0.0 0.0 266.3613 132.8601" svg:width="2.663613mm" svg:x="10.386054mm" svg:y="9.045418mm"/>
                <draw:path svg:d="M 19.961636 132.8601 L 266.3613 9.921874 L 246.51756 0.0 L 0.0 122.938225 L 19.961636 132.8601 z" svg:height="1.328601mm" draw:style-name="style-49" svg:viewBox="0.0 0.0 266.3613 132.8601" svg:width="2.663613mm" svg:x="10.386054mm" svg:y="11.691187mm"/>
              </draw:g>
              <draw:g draw:id="g28734">
                <draw:path svg:d="M 264.64307 0.0 L 0.0 132.29166 z" svg:height="1.3229166mm" draw:style-name="style-50" svg:viewBox="0.0 0.0 264.64307 132.29166" svg:width="2.6464307mm" svg:x="18.524902mm" svg:y="2.645809mm"/>
                <draw:path svg:d="M 529.28455 0.0 L 0.0 264.5833 L 534.22125 531.69556 L 1063.5042 267.11224 L 529.28455 0.0 z" svg:height="5.3169556mm" draw:style-name="style-51" svg:viewBox="0.0 0.0 1063.5042 531.69556" svg:width="10.635041mm" svg:x="15.878488mm" svg:y="2.645809mm"/>
                <draw:path svg:d="M 19.961636 0.0 L 549.1283 264.5833 L 529.28455 274.5052 L 0.0 9.921874 L 19.961636 0.0 z" svg:height="2.7450519mm" draw:style-name="style-52" svg:viewBox="0.0 0.0 549.1283 274.5052" svg:width="5.491283mm" svg:x="18.524902mm" svg:y="3.8695068mm"/>
                <draw:path svg:d="M 19.961636 0.0 L 549.1283 264.5833 L 529.28455 274.5052 L 0.0 9.921874 L 19.961636 0.0 z" svg:height="2.7450519mm" draw:style-name="style-53" svg:viewBox="0.0 0.0 549.1283 274.5052" svg:width="5.491283mm" svg:x="15.878488mm" svg:y="5.1924233mm"/>
                <draw:path svg:d="M 19.961636 142.21353 L 284.4852 9.921874 L 264.64145 0.0 L 0.0 132.29166 L 19.961636 142.21353 z" svg:height="1.4221354mm" draw:style-name="style-54" svg:viewBox="0.0 0.0 284.4852 142.21353" svg:width="2.844852mm" svg:x="20.971716mm" svg:y="3.8695068mm"/>
                <draw:path svg:d="M 19.961636 142.21353 L 284.4852 9.921874 L 264.64145 0.0 L 0.0 132.29166 L 19.961636 142.21353 z" svg:height="1.4221354mm" draw:style-name="style-55" svg:viewBox="0.0 0.0 284.4852 142.21353" svg:width="2.844852mm" svg:x="20.971716mm" svg:y="6.51534mm"/>
                <draw:path svg:d="M 19.961636 132.8601 L 266.3613 9.921874 L 246.51756 0.0 L 0.0 122.938225 L 19.961636 132.8601 z" svg:height="1.328601mm" draw:style-name="style-56" svg:viewBox="0.0 0.0 266.3613 132.8601" svg:width="2.663613mm" svg:x="20.971716mm" svg:y="3.7537515mm"/>
                <draw:path svg:d="M 19.961636 132.8601 L 266.3613 9.921874 L 246.51756 0.0 L 0.0 122.938225 L 19.961636 132.8601 z" svg:height="1.328601mm" draw:style-name="style-57" svg:viewBox="0.0 0.0 266.3613 132.8601" svg:width="2.663613mm" svg:x="20.971716mm" svg:y="6.3995204mm"/>
              </draw:g>
              <draw:g draw:id="g28752">
                <draw:path svg:d="M 264.64307 0.0 L 0.0 132.29166 z" svg:height="1.3229166mm" draw:style-name="style-58" svg:viewBox="0.0 0.0 264.64307 132.29166" svg:width="2.6464307mm" svg:x="7.9392395mm" svg:y="7.937475mm"/>
                <draw:path svg:d="M 529.28455 0.0 L 0.0 264.5833 L 534.22125 531.69556 L 1063.5042 267.11224 L 529.28455 0.0 z" svg:height="5.3169556mm" draw:style-name="style-59" svg:viewBox="0.0 0.0 1063.5042 531.69556" svg:width="10.635041mm" svg:x="5.292825mm" svg:y="7.937475mm"/>
                <draw:path svg:d="M 19.961636 0.0 L 549.1283 264.5833 L 529.28455 274.5052 L 0.0 9.921874 L 19.961636 0.0 z" svg:height="2.7450519mm" draw:style-name="style-60" svg:viewBox="0.0 0.0 549.1283 274.5052" svg:width="5.491283mm" svg:x="7.9392395mm" svg:y="9.161173mm"/>
                <draw:path svg:d="M 19.961636 0.0 L 549.1283 264.5833 L 529.28455 274.5052 L 0.0 9.921874 L 19.961636 0.0 z" svg:height="2.7450519mm" draw:style-name="style-61" svg:viewBox="0.0 0.0 549.1283 274.5052" svg:width="5.491283mm" svg:x="5.292825mm" svg:y="10.48409mm"/>
                <draw:path svg:d="M 19.961636 142.21353 L 284.4852 9.921874 L 264.64145 0.0 L 0.0 132.29166 L 19.961636 142.21353 z" svg:height="1.4221354mm" draw:style-name="style-62" svg:viewBox="0.0 0.0 284.4852 142.21353" svg:width="2.844852mm" svg:x="10.386054mm" svg:y="9.161173mm"/>
                <draw:path svg:d="M 19.961636 142.21353 L 284.4852 9.921874 L 264.64145 0.0 L 0.0 132.29166 L 19.961636 142.21353 z" svg:height="1.4221354mm" draw:style-name="style-63" svg:viewBox="0.0 0.0 284.4852 142.21353" svg:width="2.844852mm" svg:x="10.386054mm" svg:y="11.807007mm"/>
                <draw:path svg:d="M 19.961636 132.8601 L 266.3613 9.921874 L 246.51756 0.0 L 0.0 122.938225 L 19.961636 132.8601 z" svg:height="1.328601mm" draw:style-name="style-64" svg:viewBox="0.0 0.0 266.3613 132.8601" svg:width="2.663613mm" svg:x="10.386054mm" svg:y="9.045418mm"/>
                <draw:path svg:d="M 19.961636 132.8601 L 266.3613 9.921874 L 246.51756 0.0 L 0.0 122.938225 L 19.961636 132.8601 z" svg:height="1.328601mm" draw:style-name="style-65" svg:viewBox="0.0 0.0 266.3613 132.8601" svg:width="2.663613mm" svg:x="10.386054mm" svg:y="11.691187mm"/>
              </draw:g>
              <draw:g draw:id="g28770">
                <draw:path svg:d="M 264.64307 0.0 L 0.0 132.29166 z" svg:height="1.3229166mm" draw:style-name="style-66" svg:viewBox="0.0 0.0 264.64307 132.29166" svg:width="2.6464307mm" svg:x="18.52491mm" svg:y="7.937475mm"/>
                <draw:path svg:d="M 529.28455 0.0 L 0.0 264.5833 L 534.22125 531.69556 L 1063.5042 267.11224 L 529.28455 0.0 z" svg:height="5.3169556mm" draw:style-name="style-67" svg:viewBox="0.0 0.0 1063.5042 531.69556" svg:width="10.635041mm" svg:x="15.878495mm" svg:y="7.937475mm"/>
                <draw:path svg:d="M 19.961636 0.0 L 549.1283 264.5833 L 529.28455 274.5052 L 0.0 9.921874 L 19.961636 0.0 z" svg:height="2.7450519mm" draw:style-name="style-68" svg:viewBox="0.0 0.0 549.1283 274.5052" svg:width="5.491283mm" svg:x="18.52491mm" svg:y="9.161173mm"/>
                <draw:path svg:d="M 19.961636 0.0 L 549.1283 264.5833 L 529.28455 274.5052 L 0.0 9.921874 L 19.961636 0.0 z" svg:height="2.7450519mm" draw:style-name="style-69" svg:viewBox="0.0 0.0 549.1283 274.5052" svg:width="5.491283mm" svg:x="15.878495mm" svg:y="10.48409mm"/>
                <draw:path svg:d="M 19.961636 142.21353 L 284.4852 9.921874 L 264.64145 0.0 L 0.0 132.29166 L 19.961636 142.21353 z" svg:height="1.4221354mm" draw:style-name="style-70" svg:viewBox="0.0 0.0 284.4852 142.21353" svg:width="2.844852mm" svg:x="20.971724mm" svg:y="9.161173mm"/>
                <draw:path svg:d="M 19.961636 142.21353 L 284.4852 9.921874 L 264.64145 0.0 L 0.0 132.29166 L 19.961636 142.21353 z" svg:height="1.4221354mm" draw:style-name="style-71" svg:viewBox="0.0 0.0 284.4852 142.21353" svg:width="2.844852mm" svg:x="20.971724mm" svg:y="11.807007mm"/>
                <draw:path svg:d="M 19.961636 132.8601 L 266.3613 9.921874 L 246.51756 0.0 L 0.0 122.938225 L 19.961636 132.8601 z" svg:height="1.328601mm" draw:style-name="style-72" svg:viewBox="0.0 0.0 266.3613 132.8601" svg:width="2.663613mm" svg:x="20.971724mm" svg:y="9.045418mm"/>
                <draw:path svg:d="M 19.961636 132.8601 L 266.3613 9.921874 L 246.51756 0.0 L 0.0 122.938225 L 19.961636 132.8601 z" svg:height="1.328601mm" draw:style-name="style-73" svg:viewBox="0.0 0.0 266.3613 132.8601" svg:width="2.663613mm" svg:x="20.971724mm" svg:y="11.691187mm"/>
              </draw:g>
              <draw:g draw:id="g28788">
                <draw:path svg:d="M 264.64307 0.0 L 0.0 132.29166 z" svg:height="1.3229166mm" draw:style-name="style-74" svg:viewBox="0.0 0.0 264.64307 132.29166" svg:width="2.6464307mm" svg:x="23.81774mm" svg:y="5.291642mm"/>
                <draw:path svg:d="M 529.28455 0.0 L 0.0 264.5833 L 534.22125 531.69556 L 1063.5042 267.11224 L 529.28455 0.0 z" svg:height="5.3169556mm" draw:style-name="style-75" svg:viewBox="0.0 0.0 1063.5042 531.69556" svg:width="10.635041mm" svg:x="21.171324mm" svg:y="5.291642mm"/>
                <draw:path svg:d="M 19.961636 0.0 L 549.1283 264.5833 L 529.28455 274.5052 L 0.0 9.921874 L 19.961636 0.0 z" svg:height="2.7450519mm" draw:style-name="style-76" svg:viewBox="0.0 0.0 549.1283 274.5052" svg:width="5.491283mm" svg:x="23.81774mm" svg:y="6.51534mm"/>
                <draw:path svg:d="M 19.961636 0.0 L 549.1283 264.5833 L 529.28455 274.5052 L 0.0 9.921874 L 19.961636 0.0 z" svg:height="2.7450519mm" draw:style-name="style-77" svg:viewBox="0.0 0.0 549.1283 274.5052" svg:width="5.491283mm" svg:x="21.171324mm" svg:y="7.838257mm"/>
                <draw:path svg:d="M 19.961636 142.21353 L 284.4852 9.921874 L 264.64145 0.0 L 0.0 132.29166 L 19.961636 142.21353 z" svg:height="1.4221354mm" draw:style-name="style-78" svg:viewBox="0.0 0.0 284.4852 142.21353" svg:width="2.844852mm" svg:x="26.264553mm" svg:y="6.51534mm"/>
                <draw:path svg:d="M 19.961636 142.21353 L 284.4852 9.921874 L 264.64145 0.0 L 0.0 132.29166 L 19.961636 142.21353 z" svg:height="1.4221354mm" draw:style-name="style-79" svg:viewBox="0.0 0.0 284.4852 142.21353" svg:width="2.844852mm" svg:x="26.264553mm" svg:y="9.161173mm"/>
                <draw:path svg:d="M 19.961636 132.8601 L 266.3613 9.921874 L 246.51756 0.0 L 0.0 122.938225 L 19.961636 132.8601 z" svg:height="1.328601mm" draw:style-name="style-80" svg:viewBox="0.0 0.0 266.3613 132.8601" svg:width="2.663613mm" svg:x="26.264553mm" svg:y="6.399585mm"/>
                <draw:path svg:d="M 19.961636 132.8601 L 266.3613 9.921874 L 246.51756 0.0 L 0.0 122.938225 L 19.961636 132.8601 z" svg:height="1.328601mm" draw:style-name="style-81" svg:viewBox="0.0 0.0 266.3613 132.8601" svg:width="2.663613mm" svg:x="26.264553mm" svg:y="9.045354mm"/>
              </draw:g>
              <draw:g draw:id="g28806">
                <draw:path svg:d="M 264.64307 0.0 L 0.0 132.29166 z" svg:height="1.3229166mm" draw:style-name="style-82" svg:viewBox="0.0 0.0 264.64307 132.29166" svg:width="2.6464307mm" svg:x="13.23208mm" svg:y="10.583308mm"/>
                <draw:path svg:d="M 529.28455 0.0 L 0.0 264.5833 L 534.22125 531.69556 L 1063.5042 267.11224 L 529.28455 0.0 z" svg:height="5.3169556mm" draw:style-name="style-83" svg:viewBox="0.0 0.0 1063.5042 531.69556" svg:width="10.635041mm" svg:x="10.585667mm" svg:y="10.583308mm"/>
                <draw:path svg:d="M 19.961636 0.0 L 549.1283 264.5833 L 529.28455 274.5052 L 0.0 9.921874 L 19.961636 0.0 z" svg:height="2.7450519mm" draw:style-name="style-84" svg:viewBox="0.0 0.0 549.1283 274.5052" svg:width="5.491283mm" svg:x="13.23208mm" svg:y="11.807007mm"/>
                <draw:path svg:d="M 19.961636 0.0 L 549.1283 264.5833 L 529.28455 274.5052 L 0.0 9.921874 L 19.961636 0.0 z" svg:height="2.7450519mm" draw:style-name="style-85" svg:viewBox="0.0 0.0 549.1283 274.5052" svg:width="5.491283mm" svg:x="10.585667mm" svg:y="13.129923mm"/>
                <draw:path svg:d="M 19.961636 142.21353 L 284.4852 9.921874 L 264.64145 0.0 L 0.0 132.29166 L 19.961636 142.21353 z" svg:height="1.4221354mm" draw:style-name="style-86" svg:viewBox="0.0 0.0 284.4852 142.21353" svg:width="2.844852mm" svg:x="15.678895mm" svg:y="11.807007mm"/>
                <draw:path svg:d="M 19.961636 142.21353 L 284.4852 9.921874 L 264.64145 0.0 L 0.0 132.29166 L 19.961636 142.21353 z" svg:height="1.4221354mm" draw:style-name="style-87" svg:viewBox="0.0 0.0 284.4852 142.21353" svg:width="2.844852mm" svg:x="15.678895mm" svg:y="14.45284mm"/>
                <draw:path svg:d="M 19.961636 132.8601 L 266.3613 9.921874 L 246.51756 0.0 L 0.0 122.938225 L 19.961636 132.8601 z" svg:height="1.328601mm" draw:style-name="style-88" svg:viewBox="0.0 0.0 266.3613 132.8601" svg:width="2.663613mm" svg:x="15.678895mm" svg:y="11.691251mm"/>
                <draw:path svg:d="M 19.961636 132.8601 L 266.3613 9.921874 L 246.51756 0.0 L 0.0 122.938225 L 19.961636 132.8601 z" svg:height="1.328601mm" draw:style-name="style-89" svg:viewBox="0.0 0.0 266.3613 132.8601" svg:width="2.663613mm" svg:x="15.678895mm" svg:y="14.33702mm"/>
              </draw:g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5.900267mm" fo:page-width="31.80637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